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0F000000028D3B92D6D8EDD74FB.png" manifest:media-type="image/png"/>
  <manifest:file-entry manifest:full-path="Pictures/10000201000000B9000000279A9BA1B14422FE1A.png" manifest:media-type="image/png"/>
  <manifest:file-entry manifest:full-path="Pictures/10000201000001B800000073861F2F63773F78CE.png" manifest:media-type="image/png"/>
  <manifest:file-entry manifest:full-path="Pictures/1000000000000421000000B8F7E6F4C1541AE82D.jpg" manifest:media-type="image/jpeg"/>
  <manifest:file-entry manifest:full-path="Pictures/10000201000000CA00000027956BE821411856E5.png" manifest:media-type="image/png"/>
  <manifest:file-entry manifest:full-path="Pictures/10000201000000AC000000276D72AF48A4684496.png" manifest:media-type="image/png"/>
  <manifest:file-entry manifest:full-path="Pictures/100002010000004D00000027CFCE59ED57E07881.png" manifest:media-type="image/png"/>
  <manifest:file-entry manifest:full-path="Pictures/100002010000007B000000271AB209E56526A175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textarea-vertical-align="middle" draw:ole-draw-aspect="1" style:protect="size"/>
    </style:style>
    <style:style style:name="gr3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8.097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fo:min-height="1.771cm"/>
    </style:style>
    <style:style style:name="pr4" style:family="presentation" style:parent-style-name="Blue_5f_Curve1-outline1">
      <style:graphic-properties fo:min-height="11.929cm"/>
    </style:style>
    <style:style style:name="pr5" style:family="presentation" style:parent-style-name="Blue_5f_Curve1-notes">
      <style:graphic-properties draw:fill-color="#ffffff" fo:min-height="13.364cm"/>
    </style:style>
    <style:style style:name="pr6" style:family="presentation" style:parent-style-name="Blue_5f_Curve1-title">
      <style:graphic-properties draw:auto-grow-height="true" fo:min-height="1.771cm"/>
    </style:style>
    <style:style style:name="pr7" style:family="presentation" style:parent-style-name="Blue_5f_Curve1-outline1">
      <style:graphic-properties fo:min-height="5.576cm"/>
    </style:style>
    <style:style style:name="pr8" style:family="presentation" style:parent-style-name="Blue_5f_Curve1-notes">
      <style:graphic-properties draw:fill-color="#ffffff" draw:auto-grow-height="true" fo:min-height="13.364cm"/>
    </style:style>
    <style:style style:name="pr9" style:family="presentation" style:parent-style-name="Blue_5f_Curve1-outline1">
      <style:graphic-properties draw:textarea-vertical-align="middle" fo:min-height="11.929cm"/>
    </style:style>
    <style:style style:name="pr10" style:family="presentation" style:parent-style-name="Blue_5f_Curve1-title">
      <style:graphic-properties fo:min-height="2.10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line-height="150%"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6.8cm" svg:height="8.097cm" svg:x="0.6cm" svg:y="4.503cm" presentation:class="title" presentation:user-transformed="true">
          <draw:text-box>
            <text:p>Symulacja rozprzestrzeniania się epidemi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Temat projektu</text:p>
          </draw:text-box>
        </draw:frame>
        <draw:frame presentation:style-name="pr4" draw:layer="layout" svg:width="25.199cm" svg:height="11.693cm" svg:x="1.4cm" svg:y="5.4cm" presentation:class="outline" presentation:user-transformed="true">
          <draw:text-box>
            <text:list text:style-name="L2">
              <text:list-header>
                <text:p><text:s text:c="4"/>W ramach projektu dotyczącego przedmiotu symulacja dyskretna systemów złożonych zdecydowaliśmy się przeprowadzić symulację rozprzestrzeniania się patogenu na świecie. Mamy zamiar wdrożyć model rozwoju epidemii w poszczególnych państwach i rozprzestrzeniania się w zależności od stosowanej strategii walki z patogenem. Zakładamy możliwość rysowania wykresów aktywnych przypadków w danym państwie, jak i na całym świecie. W trakcie trwania symulacji dostępny będzie dynamicznie zmieniający się współczynnik R<text:span text:style-name="T1">0</text:span><text:span text:style-name="T2">, opisujący szybkość rozprzestrzeniania się epidemii w konkretnym momencie, a także opcja wyświetlenia „mapy cieplna” określającej liczbę przypadków w poszczególnych krajach.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Model SEIR</text:p>
          </draw:text-box>
        </draw:frame>
        <draw:frame presentation:style-name="pr7" draw:layer="layout" svg:width="25.199cm" svg:height="10.893cm" svg:x="1.4cm" svg:y="6.2cm" presentation:class="outline" presentation:user-transformed="true">
          <draw:text-box>
            <text:list text:style-name="L2">
              <text:list-header>
                <text:p>Matematyczny model służący do przybliżania rozwoju epidemii. Pozwala podzielić określoną populację na 4 grupy:</text:p>
              </text:list-header>
              <text:list-item>
                <text:p><text:span text:style-name="T3">podatni S (susceptible)</text:span></text:p>
              </text:list-item>
              <text:list-item>
                <text:p><text:span text:style-name="T3">narażeni E (exposed)</text:span></text:p>
              </text:list-item>
              <text:list-item>
                <text:p><text:span text:style-name="T3">zakażeni I (infectious)</text:span></text:p>
              </text:list-item>
              <text:list-item>
                <text:p><text:span text:style-name="T3">usunięci R (removed)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9" draw:text-style-name="P3" draw:layer="layout" svg:width="28.4cm" svg:height="21cm" svg:x="-0.8cm" svg:y="0cm" presentation:class="outline" presentation:user-transformed="true">
          <draw:text-box>
            <text:list text:style-name="L2">
              <text:list-header>
                <text:p text:style-name="P3">Na potrzeby naszego projektu postanowiliśmy rozszerzyć dany model o grupę martwi - - D (dead) - z powodu patogenu, przyjmując, że w grupie R znajdują się osoby wyzdrowiałe (recovered). Przyjmujemy, że osoby wyzdrowiałe stają się odporne na ponowne zakażenie (patogen nie mutuje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Równania opisujące model</text:p>
          </draw:text-box>
        </draw:frame>
        <draw:frame draw:style-name="gr2" draw:layer="layout" svg:width="0.2cm" svg:height="0.47cm" svg:x="1.4cm" svg:y="4.914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4" draw:layer="layout" svg:width="8.544cm" svg:height="1.8cm" svg:x="9cm" svg:y="4.2cm">
          <draw:image xlink:href="Pictures/10000201000000B9000000279A9BA1B14422FE1A.png" xlink:type="simple" xlink:show="embed" xlink:actuate="onLoad">
            <text:p/>
          </draw:image>
        </draw:frame>
        <draw:frame draw:style-name="gr3" draw:text-style-name="P4" draw:layer="layout" svg:width="9.33cm" svg:height="1.8cm" svg:x="9cm" svg:y="6.855cm">
          <draw:image xlink:href="Pictures/10000201000000CA00000027956BE821411856E5.png" xlink:type="simple" xlink:show="embed" xlink:actuate="onLoad">
            <text:p/>
          </draw:image>
        </draw:frame>
        <draw:frame draw:style-name="gr3" draw:text-style-name="P4" draw:layer="layout" svg:width="8.081cm" svg:height="1.831cm" svg:x="9.119cm" svg:y="9.369cm">
          <draw:image xlink:href="Pictures/10000201000000AC000000276D72AF48A4684496.png" xlink:type="simple" xlink:show="embed" xlink:actuate="onLoad">
            <text:p/>
          </draw:image>
        </draw:frame>
        <draw:frame draw:style-name="gr3" draw:text-style-name="P4" draw:layer="layout" svg:width="3.616cm" svg:height="1.831cm" svg:x="9cm" svg:y="14.169cm">
          <draw:image xlink:href="Pictures/100002010000004D00000027CFCE59ED57E07881.png" xlink:type="simple" xlink:show="embed" xlink:actuate="onLoad">
            <text:p/>
          </draw:image>
        </draw:frame>
        <draw:frame draw:style-name="gr3" draw:text-style-name="P4" draw:layer="layout" svg:width="5.777cm" svg:height="1.831cm" svg:x="9.023cm" svg:y="11.769cm">
          <draw:image xlink:href="Pictures/100002010000007B000000271AB209E56526A1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Opis parametró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,E,I,R,D – liczby osób we wspomnianych grupach</text:p>
              </text:list-item>
              <text:list-item>
                <text:p>N – całkowita liczba osób w populacji</text:p>
              </text:list-item>
              <text:list-item>
                <text:p>α – współczynnik przechodzenia z E do I</text:p>
              </text:list-item>
              <text:list-item>
                <text:p>β – współczynnik zaraźliwości</text:p>
              </text:list-item>
              <text:list-item>
                <text:p>γ<text:span text:style-name="T1">1</text:span> – współczynnik wyzdrowień</text:p>
              </text:list-item>
              <text:list-item>
                <text:p>γ<text:span text:style-name="T1">2</text:span> – współczynnik śmiertelności wirusa</text:p>
              </text:list-item>
              <text:list-item>
                <text:p>μ – ogólny współczynnik śmiertelności</text:p>
              </text:list-item>
              <text:list-item>
                <text:p>λ – współczynnik urodzeń</text:p>
                <text:p>Ogólny współczynnik śmiertelności oraz współczynnik urodzeń dla uproszczenia symulacji przyjmujemy równe 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Wpływ na współczynnik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 ramach projektu przyjmiemy, że konkretne działania i wydarzenia związane z epidemią wpływają na konkretne współczynniki. Przykłady:</text:p>
              </text:list-header>
              <text:list-item>
                <text:p>α – zależne od okresu inkubacji patogenu</text:p>
              </text:list-item>
              <text:list-item>
                <text:p>β – zamykanie szkół, sklepów, restauracji, social distancing</text:p>
              </text:list-item>
              <text:list-item>
                <text:p>γ<text:span text:style-name="T1">1</text:span> – służba zdrowia</text:p>
              </text:list-item>
              <text:list-item>
                <text:p>γ<text:span text:style-name="T1">2</text:span><text:span text:style-name="T2"> – służba zdrowia, oczekiwana długość życia w populacj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10" draw:layer="layout" svg:width="25.199cm" svg:height="2.109cm" svg:x="1.4cm" svg:y="0.668cm" presentation:class="title" presentation:user-transformed="true">
          <draw:text-box>
            <text:p>Współczynnik R<text:span text:style-name="T1">0</text:span></text:p>
          </draw:text-box>
        </draw:frame>
        <draw:frame presentation:style-name="pr4" draw:layer="layout" svg:width="25.199cm" svg:height="11.293cm" svg:x="1.4cm" svg:y="5.8cm" presentation:class="outline" presentation:user-transformed="true">
          <draw:text-box>
            <text:list text:style-name="L2">
              <text:list-header>
                <text:p>Współczynnik R<text:span text:style-name="T1">0 </text:span><text:span text:style-name="T2">(ang. basic reproductive number) – parametr określający tempo rozprzestrzeniania się patogenu. Przyjmuje się, że jest to potencjalna liczba osób, jaką może zarazić jedna chora osoba. W zależności od wartości R</text:span><text:span text:style-name="T1">0</text:span><text:span text:style-name="T2"> epidemia:</text:span></text:p>
              </text:list-header>
              <text:list-item>
                <text:p><text:span text:style-name="T2">rozwija się (R</text:span><text:span text:style-name="T1">0</text:span><text:span text:style-name="T2"> &gt; 1)</text:span></text:p>
              </text:list-item>
              <text:list-item>
                <text:p><text:span text:style-name="T2">jest stabilna (R</text:span><text:span text:style-name="T1">0</text:span><text:span text:style-name="T2"> = 1)</text:span></text:p>
              </text:list-item>
              <text:list-item>
                <text:p><text:span text:style-name="T2">gaśnie (R</text:span><text:span text:style-name="T1">0</text:span><text:span text:style-name="T2"> &lt; 1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10" draw:layer="layout" svg:width="25.199cm" svg:height="2.109cm" svg:x="1.4cm" svg:y="0.668cm" presentation:class="title" presentation:user-transformed="true">
          <draw:text-box>
            <text:p>Wzór określający R<text:span text:style-name="T1">0</text:span></text:p>
          </draw:text-box>
        </draw:frame>
        <draw:frame draw:style-name="gr3" draw:text-style-name="P4" draw:layer="layout" svg:width="10.8cm" svg:height="2.822cm" svg:x="8.4cm" svg:y="7.178cm">
          <draw:image xlink:href="Pictures/10000201000001B800000073861F2F63773F78CE.png" xlink:type="simple" xlink:show="embed" xlink:actuate="onLoad">
            <text:p/>
          </draw:image>
        </draw:frame>
        <draw:frame draw:style-name="gr3" draw:text-style-name="P4" draw:layer="layout" svg:width="6.349cm" svg:height="1.057cm" svg:x="10.6cm" svg:y="13.743cm">
          <draw:image xlink:href="Pictures/10000201000000F000000028D3B92D6D8EDD74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Słownik pojęć biologicznych</text:p>
          </draw:text-box>
        </draw:frame>
        <draw:frame presentation:style-name="pr4" draw:layer="layout" svg:width="25.199cm" svg:height="12.179cm" svg:x="1.4cm" svg:y="5.214cm" presentation:class="outline" presentation:user-transformed="true">
          <draw:text-box>
            <text:list text:style-name="L2">
              <text:list-item>
                <text:p>Epidemia a pandemia – obydwa określenia dotyczą wystąpienia zwiększonej liczby zakażeń określonym patogenem w tym samym czasie na kilku obszarach. O epidemii mowa jest w przypadku wystąpienia tego zjawiska w pewnym obszarze lub sąsiadujących obszarach, natomiast o pandemii – w przypadku wystąpienia wielu ognisk zakażeń na wielu różnych kontynentach lub na jednym kontynencie, ale na niesąsiadujących obszarach. </text:p>
              </text:list-item>
              <text:list-item>
                <text:p>Okres inkubacji – czas pomiędzy dostaniem się patogenu do organizmu a wystąpieniem pierwszych objawów zakażenia</text:p>
              </text:list-item>
              <text:list-item>
                <text:p>Patogen – ciało obce, twór biologiczny lub mikroorganizm wywołujący chorobę u danego organizmu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Plan pra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zygotowanie modelu koncepcyjnego</text:p>
              </text:list-item>
              <text:list-item>
                <text:p>wybranie technologii</text:p>
              </text:list-item>
              <text:list-item>
                <text:p>implementacja wersji alfa – zdolnej do symulacji epidemii w poszczególnych państwach dla całego świata</text:p>
              </text:list-item>
              <text:list-item>
                <text:p>implementacja wersji beta – zdolnej do rysowania wykresów dla poszczególnych państw i dla całego świata</text:p>
              </text:list-item>
              <text:list-item>
                <text:p>dodanie GUI przedstawiającego mapę świata</text:p>
              </text:list-item>
              <text:list-item>
                <text:p>wprowadzenie nowych funkcjonalności jak gotowe scenariusze lub możliwość modyfikacji parametrów symulacji przez użytkownika</text:p>
              </text:list-item>
              <text:list-item>
                <text:p>wyszukiwanie i usuwanie błędó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Bibliografia</text:p>
          </draw:text-box>
        </draw:frame>
        <draw:frame presentation:style-name="pr4" draw:layer="layout" svg:width="25.199cm" svg:height="12.179cm" svg:x="1.4cm" svg:y="4.014cm" presentation:class="outline" presentation:user-transformed="true">
          <draw:text-box>
            <text:list text:style-name="L2">
              <text:list-item>
                <text:p>Kermack, W. O.; McKendrick, A. G. (1927). "A Contribution to the Mathematical Theory of Epidemics"</text:p>
              </text:list-item>
              <text:list-item>
                <text:p>Hethcote H (2000). "The Mathematics of Infectious Diseases". SIAM Review</text:p>
              </text:list-item>
              <text:list-item>
                <text:p>Miller, J.C. (2017). "Mathematical models of SIR disease spread with combined non-sexual and sexual transmission routes". Infectious Disease Modelling</text:p>
              </text:list-item>
              <text:list-item>
                <text:p>https://www.imperial.ac.uk/media/imperial-college/medicine/sph/ide/gida-fellowships/Imperial-College-COVID19-NPI-modelling-16-03-2020.pdf?fbclid=IwAR1d2KRlLUpu4zI5TLglbR9xTzl426Iqm2wP0Jbohi3owYq5UdZnnx1S3Fg</text:p>
              </text:list-item>
              <text:list-item>
                <text:p><text:a xlink:href="https://www.youtube.com/watch?v=gxAaO2rsdIs&amp;fbclid=IwAR0bb6Z1k7fY6iOMQje1ROWZLMX9ZWfps64ho9vKl7VabBJaKk7CF9wsLfs" xlink:type="simple">https://www.youtube.com/watch?v=gxAaO2rsdIs&amp;fbclid=IwAR0bb6Z1k7fY6iOMQje1ROWZLMX9ZWfps64ho9vKl7VabBJaKk7CF9wsLfs</text:a></text:p>
              </text:list-item>
              <text:list-item>
                <text:p>http://jsxgraph.uni-bayreuth.de/wiki/index.php/Epidemiology:_The_SIR_model?fbclid=IwAR0HOOGEudJ-NubXK7lwamKe-QcPshFX85kf1pmRAh4_ZFa57G4WMz732O4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svg:stroke-color="#3465a4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6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cm" fo:margin-bottom="0cm" fo:text-indent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7T18:38:09.486268836</meta:creation-date>
    <meta:editing-duration>PT30M46S</meta:editing-duration>
    <meta:editing-cycles>6</meta:editing-cycles>
    <meta:generator>LibreOffice/6.0.7.3$Linux_X86_64 LibreOffice_project/00m0$Build-3</meta:generator>
    <dc:title>Blue Curve</dc:title>
    <dc:date>2020-04-08T20:07:15.810378857</dc:date>
    <meta:document-statistic meta:object-count="87"/>
  </office:meta>
</office:document-meta>
</file>

<file path=Object 1/content.xml><?xml version="1.0" encoding="utf-8"?>
<math xmlns="http://www.w3.org/1998/Math/MathML" display="block"/>
</file>